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diva-portal.org/smash/record.jsf?pid=diva2%3A1034044&amp;dswid=-400" text:style-name="Internet_20_link" text:visited-style-name="Visited_20_Internet_20_Link">http://www.diva-portal.org/smash/record.jsf?pid=diva2%3A1034044&amp;dswid=-400</text:a></text:p>
      <text:p text:style-name="Standard"><text:a xlink:type="simple" xlink:href="http://nbn-resolving.de/urn:nbn:de:bsz:ch1-qucosa-202553" text:style-name="Internet_20_link" text:visited-style-name="Visited_20_Internet_20_Link"><text:span text:style-name="Strong_20_Emphasis">http://nbn-resolving.de/urn:nbn:de:bsz:ch1-qucosa-202553</text:span></text:a> </text:p>
      <text:p text:style-name="Standard"><text:a xlink:type="simple" xlink:href="http://link.springer.com/chapter/10.1007/978-3-658-09964-0_3" text:style-name="Internet_20_link" text:visited-style-name="Visited_20_Internet_20_Link">http://link.springer.com/chapter/10.1007/978-3-658-09964-0_3</text:a></text:p>
      <text:p text:style-name="Standard"><text:a xlink:type="simple" xlink:href="http://robert.bullinger.over-blog.com/article-testdokumentation-nach-ieee-829-20510038.html" text:style-name="Internet_20_link" text:visited-style-name="Visited_20_Internet_20_Link">http://robert.bullinger.over-blog.com/article-testdokumentation-nach-ieee-829-20510038.html</text:a></text:p>
      <text:p text:style-name="Standard"/>
      <text:p text:style-name="Standard">IEEE</text:p>
      <text:p text:style-name="Standard"><text:a xlink:type="simple" xlink:href="http://standards.ieee.org/findstds/standard/29119-3-2013.html" text:style-name="Internet_20_link" text:visited-style-name="Visited_20_Internet_20_Link">http://standards.ieee.org/findstds/standard/29119-3-2013.html</text:a></text:p>
      <text:p text:style-name="Standard"><text:a xlink:type="simple" xlink:href="http://standards.ieee.org/findstds/standard/829-2008.html" text:style-name="Internet_20_link" text:visited-style-name="Visited_20_Internet_20_Link">http://standards.ieee.org/findstds/standard/829-2008.html</text:a></text:p>
      <text:p text:style-name="Standard"><text:a xlink:type="simple" xlink:href="http://www.german-testing-board.info/fileadmin/gtb_repository/downloads/pdf/glossar/CT_Glossar_EN_DE_V22.pdf" text:style-name="Internet_20_link" text:visited-style-name="Visited_20_Internet_20_Link">http://www.german-testing-board.info/fileadmin/gtb_repository/downloads/pdf/glossar/CT_Glossar_EN_DE_V22.pdf</text:a></text:p>
      <text:p text:style-name="Standard"/>
      <text:p text:style-name="Standard"><text:a xlink:type="simple" xlink:href="https://github.com/ligurio/free-software-testing-books/blob/master/free-software-testing-books.md" text:style-name="Internet_20_link" text:visited-style-name="Visited_20_Internet_20_Link">https://github.com/ligurio/free-software-testing-books/blob/master/free-software-testing-books.md</text:a></text:p>
      <text:p text:style-name="Standard">https://de.atlassian.com/test-autom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3T18:12:27.49</meta:creation-date>
    <dc:date>2016-10-24T06:40:46.66</dc:date>
    <meta:editing-duration>PT22M17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0" meta:word-count="10" meta:character-count="649"/>
  </office:meta>
</office:document-meta>
</file>